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245">e</text:span><text:span text:style-name="_32_"> </text:span><text:span text:style-name="_31_597">D</text:span><text:span text:style-name="_32_329">e</text:span><text:span text:style-name="_36_01">c</text:span><text:span text:style-name="_31_201">l</text:span><text:span text:style-name="_32_689">a</text:span><text:span text:style-name="_38_77">r</text:span><text:span text:style-name="_31_249">a</text:span><text:span text:style-name="_32_497">t</text:span><text:span text:style-name="_38_53">i</text:span><text:span text:style-name="_31_669">o</text:span><text:span text:style-name="_32_029">n</text:span><text:span text:style-name="_32_"> </text:span><text:span text:style-name="_31_525">o</text:span><text:span text:style-name="_32_329">f</text:span><text:span text:style-name="_33_"> </text:span><text:span text:style-name="_31_393">I</text:span><text:span text:style-name="_32_569">n</text:span><text:span text:style-name="_38_05">d</text:span><text:span text:style-name="_31_717">e</text:span><text:span text:style-name="_32_281">p</text:span><text:span text:style-name="_36_01">e</text:span><text:span text:style-name="_31_741">n</text:span><text:span text:style-name="_32_101">d</text:span><text:span text:style-name="_34_57">e</text:span><text:span text:style-name="_31_777">n</text:span><text:span text:style-name="_32_389">c</text:span><text:span text:style-name="_35_89">e</text:span></text:p>
      <text:p text:style-name="P1"><text:span text:style-name="_38_77">I</text:span><text:span text:style-name="_31_669">N</text:span><text:span text:style-name="_31_802"> </text:span><text:span text:style-name="_33_49">C</text:span><text:span text:style-name="_31_561">O</text:span><text:span text:style-name="_32_065">N</text:span><text:span text:style-name="_38_89">G</text:span><text:span text:style-name="_31_249">R</text:span><text:span text:style-name="_32_569">E</text:span><text:span text:style-name="_37_69">S</text:span><text:span text:style-name="_31_669">S</text:span><text:span text:style-name="_32_605">,</text:span><text:span text:style-name="_32_"> </text:span><text:span text:style-name="_31_789">J</text:span><text:span text:style-name="_32_245">u</text:span><text:span text:style-name="_32_77">l</text:span><text:span text:style-name="_31_417">y</text:span><text:span text:style-name="_31_802"> </text:span><text:span text:style-name="_32_41">4</text:span><text:span text:style-name="_31_777">,</text:span><text:span text:style-name="_31_802"> </text:span><text:span text:style-name="_32_77">1</text:span><text:span text:style-name="_31_201">7</text:span><text:span text:style-name="_32_605">7</text:span><text:span text:style-name="_34_57">6</text:span><text:span text:style-name="_31_177">.</text:span></text:p>
      <text:p text:style-name="P1"><text:span text:style-name="_38_05">T</text:span><text:span text:style-name="_31_753">h</text:span><text:span text:style-name="_32_029">e</text:span><text:span text:style-name="_33_"> </text:span><text:span text:style-name="_31_609">u</text:span><text:span text:style-name="_32_329">n</text:span><text:span text:style-name="_33_01">a</text:span><text:span text:style-name="_31_249">n</text:span><text:span text:style-name="_32_581">i</text:span><text:span text:style-name="_36_61">m</text:span><text:span text:style-name="_31_417">o</text:span><text:span text:style-name="_32_641">u</text:span><text:span text:style-name="_34_57">s</text:span><text:span text:style-name="_39_03"> </text:span><text:span text:style-name="_32_257">D</text:span><text:span text:style-name="_38_89">e</text:span><text:span text:style-name="_31_429">c</text:span><text:span text:style-name="_32_605">l</text:span><text:span text:style-name="_35_29">a</text:span><text:span text:style-name="_31_525">r</text:span><text:span text:style-name="_32_389">a</text:span><text:span text:style-name="_36_97">t</text:span><text:span text:style-name="_31_309">i</text:span><text:span text:style-name="_32_617">o</text:span><text:span text:style-name="_33_49">n</text:span><text:span text:style-name="_39_02"> </text:span><text:span text:style-name="_32_425">o</text:span><text:span text:style-name="_34_09">f</text:span><text:span text:style-name="_39_03"> </text:span><text:span text:style-name="_32_617">t</text:span><text:span text:style-name="_34_21">h</text:span><text:span text:style-name="_31_609">e</text:span><text:span text:style-name="_31_802"> </text:span><text:span text:style-name="_36_25">t</text:span><text:span text:style-name="_31_165">h</text:span><text:span text:style-name="_32_101">i</text:span><text:span text:style-name="_35_29">r</text:span><text:span text:style-name="_31_237">t</text:span><text:span text:style-name="_32_293">e</text:span><text:span text:style-name="_34_21">e</text:span><text:span text:style-name="_31_309">n</text:span><text:span text:style-name="_31_803"> </text:span><text:span text:style-name="_38_17">u</text:span><text:span text:style-name="_31_141">n</text:span><text:span text:style-name="_32_641">i</text:span><text:span text:style-name="_34_09">t</text:span><text:span text:style-name="_31_777">e</text:span><text:span text:style-name="_32_677">d</text:span><text:span text:style-name="_32_"> </text:span><text:span text:style-name="_31_429">S</text:span><text:span text:style-name="_32_581">t</text:span><text:span text:style-name="_34_93">a</text:span><text:span text:style-name="_31_393">t</text:span><text:span text:style-name="_32_077">e</text:span><text:span text:style-name="_33_37">s</text:span><text:span text:style-name="_39_02"> </text:span><text:span text:style-name="_32_461">o</text:span><text:span text:style-name="_38_53">f</text:span><text:span text:style-name="_39_03"> </text:span><text:span text:style-name="_32_509">A</text:span><text:span text:style-name="_34_21">m</text:span><text:span text:style-name="_31_753">e</text:span><text:span text:style-name="_32_437">r</text:span><text:span text:style-name="_33_01">i</text:span><text:span text:style-name="_31_381">c</text:span><text:span text:style-name="_32_077">a</text:span><text:span text:style-name="_32_65">,</text:span></text:p>
      <text:p text:style-name="P1"><text:span text:style-name="_36_61">W</text:span><text:span text:style-name="_31_177">h</text:span><text:span text:style-name="_32_041">e</text:span><text:span text:style-name="_33_01">n</text:span><text:span text:style-name="_39_02"> </text:span><text:span text:style-name="_32_437">i</text:span><text:span text:style-name="_36_37">n</text:span><text:span text:style-name="_39_02"> </text:span><text:span text:style-name="_32_137">t</text:span><text:span text:style-name="_36_01">h</text:span><text:span text:style-name="_31_177">e</text:span><text:span text:style-name="_31_803"> </text:span><text:span text:style-name="_37_09">C</text:span><text:span text:style-name="_31_777">o</text:span><text:span text:style-name="_32_581">u</text:span><text:span text:style-name="_35_89">r</text:span><text:span text:style-name="_31_501">s</text:span><text:span text:style-name="_32_293">e</text:span><text:span text:style-name="_33_"> </text:span><text:span text:style-name="_31_717">o</text:span><text:span text:style-name="_32_245">f</text:span><text:span text:style-name="_32_"> </text:span><text:span text:style-name="_31_249">h</text:span><text:span text:style-name="_32_617">u</text:span><text:span text:style-name="_34_57">m</text:span><text:span text:style-name="_31_609">a</text:span><text:span text:style-name="_32_581">n</text:span><text:span text:style-name="_32_"> </text:span><text:span text:style-name="_31_213">e</text:span><text:span text:style-name="_32_641">v</text:span><text:span text:style-name="_34_45">e</text:span><text:span text:style-name="_31_321">n</text:span><text:span text:style-name="_32_317">t</text:span><text:span text:style-name="_35_17">s</text:span><text:span text:style-name="_31_141">,</text:span><text:span text:style-name="_31_803"> </text:span><text:span text:style-name="_35_29">i</text:span><text:span text:style-name="_31_573">t</text:span><text:span text:style-name="_31_803"> </text:span><text:span text:style-name="_37_09">b</text:span><text:span text:style-name="_31_753">e</text:span><text:span text:style-name="_32_581">c</text:span><text:span text:style-name="_38_77">o</text:span><text:span text:style-name="_31_177">m</text:span><text:span text:style-name="_32_329">e</text:span><text:span text:style-name="_34_45">s</text:span><text:span text:style-name="_39_03"> </text:span><text:span text:style-name="_32_569">n</text:span><text:span text:style-name="_34_57">e</text:span><text:span text:style-name="_31_357">c</text:span><text:span text:style-name="_32_689">e</text:span><text:span text:style-name="_32_41">s</text:span><text:span text:style-name="_31_429">s</text:span><text:span text:style-name="_32_113">a</text:span><text:span text:style-name="_38_77">r</text:span><text:span text:style-name="_31_681">y</text:span><text:span text:style-name="_31_803"> </text:span><text:span text:style-name="_38_77">f</text:span><text:span text:style-name="_31_705">o</text:span><text:span text:style-name="_32_605">r</text:span><text:span text:style-name="_33_"> </text:span><text:span text:style-name="_31_537">o</text:span><text:span text:style-name="_32_581">n</text:span><text:span text:style-name="_32_65">e</text:span><text:span text:style-name="_39_02"> </text:span><text:span text:style-name="_32_689">p</text:span><text:span text:style-name="_38_53">e</text:span><text:span text:style-name="_31_321">o</text:span><text:span text:style-name="_32_461">p</text:span><text:span text:style-name="_33_49">l</text:span><text:span text:style-name="_31_753">e</text:span><text:span text:style-name="_31_803"> </text:span><text:span text:style-name="_33_01">t</text:span><text:span text:style-name="_31_201">o</text:span><text:span text:style-name="_31_803"> </text:span><text:span text:style-name="_33_01">d</text:span><text:span text:style-name="_31_489">i</text:span><text:span text:style-name="_32_209">s</text:span><text:span text:style-name="_32_41">s</text:span><text:span text:style-name="_31_609">o</text:span><text:span text:style-name="_32_293">l</text:span><text:span text:style-name="_36_61">v</text:span><text:span text:style-name="_31_573">e</text:span><text:span text:style-name="_31_802"> </text:span><text:span text:style-name="_37_69">t</text:span><text:span text:style-name="_31_561">h</text:span><text:span text:style-name="_32_029">e</text:span><text:span text:style-name="_33_"> </text:span><text:span text:style-name="_31_249">p</text:span><text:span text:style-name="_32_425">o</text:span><text:span text:style-name="_32_41">l</text:span><text:span text:style-name="_31_753">i</text:span><text:span text:style-name="_32_149">t</text:span><text:span text:style-name="_33_01">i</text:span><text:span text:style-name="_31_717">c</text:span><text:span text:style-name="_32_569">a</text:span><text:span text:style-name="_32_65">l</text:span><text:span text:style-name="_39_02"> </text:span><text:span text:style-name="_32_389">b</text:span><text:span text:style-name="_38_89">a</text:span><text:span text:style-name="_31_681">n</text:span><text:span text:style-name="_32_113">d</text:span><text:span text:style-name="_34_81">s</text:span><text:span text:style-name="_39_02"> </text:span><text:span text:style-name="_32_137">w</text:span><text:span text:style-name="_32_65">h</text:span><text:span text:style-name="_31_165">i</text:span><text:span text:style-name="_32_473">c</text:span><text:span text:style-name="_32_29">h</text:span><text:span text:style-name="_39_02"> </text:span><text:span text:style-name="_32_245">h</text:span><text:span text:style-name="_34_57">a</text:span><text:span text:style-name="_31_393">v</text:span><text:span text:style-name="_32_653">e</text:span><text:span text:style-name="_33_"> </text:span><text:span text:style-name="_31_537">c</text:span><text:span text:style-name="_32_617">o</text:span><text:span text:style-name="_36_37">n</text:span><text:span text:style-name="_31_141">n</text:span><text:span text:style-name="_32_245">e</text:span><text:span text:style-name="_38_41">c</text:span><text:span text:style-name="_31_705">t</text:span><text:span text:style-name="_32_257">e</text:span><text:span text:style-name="_38_89">d</text:span><text:span text:style-name="_39_03"> </text:span><text:span text:style-name="_32_077">t</text:span><text:span text:style-name="_35_17">h</text:span><text:span text:style-name="_31_501">e</text:span><text:span text:style-name="_32_389">m</text:span><text:span text:style-name="_33_"> </text:span><text:span text:style-name="_31_345">w</text:span><text:span text:style-name="_32_677">i</text:span><text:span text:style-name="_37_09">t</text:span><text:span text:style-name="_31_429">h</text:span><text:span text:style-name="_31_802"> </text:span><text:span text:style-name="_36_73">a</text:span><text:span text:style-name="_31_129">n</text:span><text:span text:style-name="_32_461">o</text:span><text:span text:style-name="_32_41">t</text:span><text:span text:style-name="_31_381">h</text:span><text:span text:style-name="_32_425">e</text:span><text:span text:style-name="_33_01">r</text:span><text:span text:style-name="_31_789">,</text:span><text:span text:style-name="_31_803"> </text:span><text:span text:style-name="_33_37">a</text:span><text:span text:style-name="_31_777">n</text:span><text:span text:style-name="_32_245">d</text:span><text:span text:style-name="_32_"> </text:span><text:span text:style-name="_31_597">t</text:span><text:span text:style-name="_32_437">o</text:span><text:span text:style-name="_33_"> </text:span><text:span text:style-name="_31_393">a</text:span><text:span text:style-name="_32_509">s</text:span><text:span text:style-name="_33_49">s</text:span><text:span text:style-name="_31_561">u</text:span><text:span text:style-name="_32_425">m</text:span><text:span text:style-name="_38_53">e</text:span><text:span text:style-name="_39_03"> </text:span><text:span text:style-name="_32_209">a</text:span><text:span text:style-name="_33_37">m</text:span><text:span text:style-name="_31_309">o</text:span><text:span text:style-name="_32_641">n</text:span><text:span text:style-name="_32_29">g</text:span><text:span text:style-name="_39_03"> </text:span><text:span text:style-name="_32_077">t</text:span><text:span text:style-name="_32_29">h</text:span><text:span text:style-name="_31_429">e</text:span><text:span text:style-name="_31_802"> </text:span><text:span text:style-name="_34_09">p</text:span><text:span text:style-name="_31_357">o</text:span><text:span text:style-name="_32_569">w</text:span><text:span text:style-name="_36_73">e</text:span><text:span text:style-name="_31_201">r</text:span><text:span text:style-name="_32_257">s</text:span><text:span text:style-name="_33_"> </text:span><text:span text:style-name="_31_393">o</text:span><text:span text:style-name="_32_617">f</text:span><text:span text:style-name="_32_"> </text:span><text:span text:style-name="_31_381">t</text:span><text:span text:style-name="_32_461">h</text:span><text:span text:style-name="_38_53">e</text:span><text:span text:style-name="_39_03"> </text:span><text:span text:style-name="_32_569">e</text:span><text:span text:style-name="_38_89">a</text:span><text:span text:style-name="_31_597">r</text:span><text:span text:style-name="_32_425">t</text:span><text:span text:style-name="_32_65">h</text:span><text:span text:style-name="_31_249">,</text:span><text:span text:style-name="_31_803"> </text:span><text:span text:style-name="_36_01">t</text:span><text:span text:style-name="_31_753">h</text:span><text:span text:style-name="_32_029">e</text:span><text:span text:style-name="_33_"> </text:span><text:span text:style-name="_31_741">s</text:span><text:span text:style-name="_32_605">e</text:span><text:span text:style-name="_32_65">p</text:span><text:span text:style-name="_31_345">a</text:span><text:span text:style-name="_32_473">r</text:span><text:span text:style-name="_38_05">a</text:span><text:span text:style-name="_31_537">t</text:span><text:span text:style-name="_32_101">e</text:span><text:span text:style-name="_33_"> </text:span><text:span text:style-name="_31_213">a</text:span><text:span text:style-name="_32_245">n</text:span><text:span text:style-name="_34_09">d</text:span><text:span text:style-name="_39_02"> </text:span><text:span text:style-name="_32_293">e</text:span><text:span text:style-name="_34_81">q</text:span><text:span text:style-name="_31_705">u</text:span><text:span text:style-name="_32_077">a</text:span><text:span text:style-name="_37_69">l</text:span><text:span text:style-name="_39_03"> </text:span><text:span text:style-name="_32_605">s</text:span><text:span text:style-name="_34_09">t</text:span><text:span text:style-name="_31_357">a</text:span><text:span text:style-name="_32_065">t</text:span><text:span text:style-name="_36_73">i</text:span><text:span text:style-name="_31_537">o</text:span><text:span text:style-name="_32_113">n</text:span><text:span text:style-name="_33_"> </text:span><text:span text:style-name="_31_393">t</text:span><text:span text:style-name="_32_617">o</text:span><text:span text:style-name="_33_"> </text:span><text:span text:style-name="_31_501">w</text:span><text:span text:style-name="_32_029">h</text:span><text:span text:style-name="_37_69">i</text:span><text:span text:style-name="_31_681">c</text:span><text:span text:style-name="_32_425">h</text:span><text:span text:style-name="_32_"> </text:span><text:span text:style-name="_31_213">t</text:span><text:span text:style-name="_32_653">h</text:span><text:span text:style-name="_36_25">e</text:span><text:span text:style-name="_39_02"> </text:span><text:span text:style-name="_32_077">L</text:span><text:span text:style-name="_34_21">a</text:span><text:span text:style-name="_31_213">w</text:span><text:span text:style-name="_32_041">s</text:span><text:span text:style-name="_32_"> </text:span><text:span text:style-name="_31_213">o</text:span><text:span text:style-name="_32_245">f</text:span><text:span text:style-name="_32_"> </text:span><text:span text:style-name="_31_705">N</text:span><text:span text:style-name="_32_137">a</text:span><text:span text:style-name="_36_37">t</text:span><text:span text:style-name="_31_213">u</text:span><text:span text:style-name="_32_425">r</text:span><text:span text:style-name="_32_77">e</text:span><text:span text:style-name="_39_03"> </text:span><text:span text:style-name="_32_617">a</text:span><text:span text:style-name="_33_01">n</text:span><text:span text:style-name="_31_573">d</text:span><text:span text:style-name="_31_802"> </text:span><text:span text:style-name="_32_29">o</text:span><text:span text:style-name="_31_357">f</text:span><text:span text:style-name="_31_802"> </text:span><text:span text:style-name="_32_77">N</text:span><text:span text:style-name="_31_129">a</text:span><text:span text:style-name="_32_605">t</text:span><text:span text:style-name="_34_57">u</text:span><text:span text:style-name="_31_717">r</text:span><text:span text:style-name="_32_569">e</text:span><text:span text:style-name="_36_61">'</text:span><text:span text:style-name="_31_141">s</text:span><text:span text:style-name="_31_803"> </text:span><text:span text:style-name="_38_05">G</text:span><text:span text:style-name="_31_669">o</text:span><text:span text:style-name="_32_329">d</text:span><text:span text:style-name="_32_"> </text:span><text:span text:style-name="_31_573">e</text:span><text:span text:style-name="_32_329">n</text:span><text:span text:style-name="_32_41">t</text:span><text:span text:style-name="_31_381">i</text:span><text:span text:style-name="_32_677">t</text:span><text:span text:style-name="_34_57">l</text:span><text:span text:style-name="_31_429">e</text:span><text:span text:style-name="_31_803"> </text:span><text:span text:style-name="_37_69">t</text:span><text:span text:style-name="_31_309">h</text:span><text:span text:style-name="_32_293">e</text:span><text:span text:style-name="_34_81">m</text:span><text:span text:style-name="_31_177">,</text:span><text:span text:style-name="_31_803"> </text:span><text:span text:style-name="_34_45">a</text:span><text:span text:style-name="_39_03"> </text:span><text:span text:style-name="_32_113">d</text:span><text:span text:style-name="_36_61">e</text:span><text:span text:style-name="_31_753">c</text:span><text:span text:style-name="_32_113">e</text:span><text:span text:style-name="_33_01">n</text:span><text:span text:style-name="_31_165">t</text:span><text:span text:style-name="_31_802"> </text:span><text:span text:style-name="_36_73">r</text:span><text:span text:style-name="_31_705">e</text:span><text:span text:style-name="_32_257">s</text:span><text:span text:style-name="_34_21">p</text:span><text:span text:style-name="_31_129">e</text:span><text:span text:style-name="_32_317">c</text:span><text:span text:style-name="_33_49">t</text:span><text:span text:style-name="_39_03"> </text:span><text:span text:style-name="_32_677">t</text:span><text:span text:style-name="_37_09">o</text:span><text:span text:style-name="_39_03"> </text:span><text:span text:style-name="_32_137">t</text:span><text:span text:style-name="_38_41">h</text:span><text:span text:style-name="_31_429">e</text:span><text:span text:style-name="_31_803"> </text:span><text:span text:style-name="_38_17">o</text:span><text:span text:style-name="_31_357">p</text:span><text:span text:style-name="_32_293">i</text:span><text:span text:style-name="_34_57">n</text:span><text:span text:style-name="_31_489">i</text:span><text:span text:style-name="_32_281">o</text:span><text:span text:style-name="_36_61">n</text:span><text:span text:style-name="_31_213">s</text:span><text:span text:style-name="_31_803"> </text:span><text:span text:style-name="_33_37">o</text:span><text:span text:style-name="_31_537">f</text:span><text:span text:style-name="_31_803"> </text:span><text:span text:style-name="_35_29">m</text:span><text:span text:style-name="_31_573">a</text:span><text:span text:style-name="_32_437">n</text:span><text:span text:style-name="_35_29">k</text:span><text:span text:style-name="_31_669">i</text:span><text:span text:style-name="_32_653">n</text:span><text:span text:style-name="_32_41">d</text:span><text:span text:style-name="_39_02"> </text:span><text:span text:style-name="_32_473">r</text:span><text:span text:style-name="_38_05">e</text:span><text:span text:style-name="_31_777">q</text:span><text:span text:style-name="_32_245">u</text:span><text:span text:style-name="_35_17">i</text:span><text:span text:style-name="_31_429">r</text:span><text:span text:style-name="_32_245">e</text:span><text:span text:style-name="_36_37">s</text:span><text:span text:style-name="_39_03"> </text:span><text:span text:style-name="_32_689">t</text:span><text:span text:style-name="_34_57">h</text:span><text:span text:style-name="_31_777">a</text:span><text:span text:style-name="_32_077">t</text:span><text:span text:style-name="_33_"> </text:span><text:span text:style-name="_31_393">t</text:span><text:span text:style-name="_32_293">h</text:span><text:span text:style-name="_36_61">e</text:span><text:span text:style-name="_31_141">y</text:span><text:span text:style-name="_31_803"> </text:span><text:span text:style-name="_36_61">s</text:span><text:span text:style-name="_31_357">h</text:span><text:span text:style-name="_32_137">o</text:span><text:span text:style-name="_33_37">u</text:span><text:span text:style-name="_31_573">l</text:span><text:span text:style-name="_32_617">d</text:span><text:span text:style-name="_32_"> </text:span><text:span text:style-name="_31_417">d</text:span><text:span text:style-name="_32_437">e</text:span><text:span text:style-name="_37_09">c</text:span><text:span text:style-name="_31_249">l</text:span><text:span text:style-name="_32_461">a</text:span><text:span text:style-name="_38_53">r</text:span><text:span text:style-name="_31_573">e</text:span><text:span text:style-name="_31_802"> </text:span><text:span text:style-name="_32_29">t</text:span><text:span text:style-name="_31_237">h</text:span><text:span text:style-name="_32_221">e</text:span><text:span text:style-name="_32_"> </text:span><text:span text:style-name="_31_609">c</text:span><text:span text:style-name="_32_329">a</text:span><text:span text:style-name="_36_61">u</text:span><text:span text:style-name="_31_669">s</text:span><text:span text:style-name="_32_401">e</text:span><text:span text:style-name="_38_41">s</text:span><text:span text:style-name="_39_02"> </text:span><text:span text:style-name="_32_209">w</text:span><text:span text:style-name="_37_69">h</text:span><text:span text:style-name="_31_213">i</text:span><text:span text:style-name="_32_317">c</text:span><text:span text:style-name="_34_57">h</text:span><text:span text:style-name="_39_03"> </text:span><text:span text:style-name="_32_077">i</text:span><text:span text:style-name="_34_45">m</text:span><text:span text:style-name="_31_129">p</text:span><text:span text:style-name="_32_581">e</text:span><text:span text:style-name="_34_93">l</text:span><text:span text:style-name="_39_02"> </text:span><text:span text:style-name="_32_461">t</text:span><text:span text:style-name="_32_29">h</text:span><text:span text:style-name="_31_165">e</text:span><text:span text:style-name="_32_221">m</text:span><text:span text:style-name="_32_"> </text:span><text:span text:style-name="_31_489">t</text:span><text:span text:style-name="_32_257">o</text:span><text:span text:style-name="_32_"> </text:span><text:span text:style-name="_31_681">t</text:span><text:span text:style-name="_32_113">h</text:span><text:span text:style-name="_32_65">e</text:span><text:span text:style-name="_39_03"> </text:span><text:span text:style-name="_32_029">s</text:span><text:span text:style-name="_38_89">e</text:span><text:span text:style-name="_31_357">p</text:span><text:span text:style-name="_32_317">a</text:span><text:span text:style-name="_38_41">r</text:span><text:span text:style-name="_31_177">a</text:span><text:span text:style-name="_32_329">t</text:span><text:span text:style-name="_37_09">i</text:span><text:span text:style-name="_31_681">o</text:span><text:span text:style-name="_32_317">n</text:span><text:span text:style-name="_38_53">.</text:span></text:p>
      <text:p text:style-name="P1"><text:span text:style-name="_37_81">W</text:span><text:span text:style-name="_31_393">e</text:span><text:span text:style-name="_31_802"> </text:span><text:span text:style-name="_33_01">h</text:span><text:span text:style-name="_31_501">o</text:span><text:span text:style-name="_32_101">l</text:span><text:span text:style-name="_33_37">d</text:span><text:span text:style-name="_39_03"> </text:span><text:span text:style-name="_32_041">t</text:span><text:span text:style-name="_38_77">h</text:span><text:span text:style-name="_31_177">e</text:span><text:span text:style-name="_32_581">s</text:span><text:span text:style-name="_32_41">e</text:span><text:span text:style-name="_39_02"> </text:span><text:span text:style-name="_32_641">t</text:span><text:span text:style-name="_33_13">r</text:span><text:span text:style-name="_31_537">u</text:span><text:span text:style-name="_32_401">t</text:span><text:span text:style-name="_35_89">h</text:span><text:span text:style-name="_31_741">s</text:span><text:span text:style-name="_31_802"> </text:span><text:span text:style-name="_35_29">t</text:span><text:span text:style-name="_31_321">o</text:span><text:span text:style-name="_31_803"> </text:span><text:span text:style-name="_35_17">b</text:span><text:span text:style-name="_31_537">e</text:span><text:span text:style-name="_31_803"> </text:span><text:span text:style-name="_33_37">s</text:span><text:span text:style-name="_31_609">e</text:span><text:span text:style-name="_32_029">l</text:span><text:span text:style-name="_34_57">f</text:span><text:span text:style-name="_35_89">-</text:span><text:span text:style-name="_36_25">e</text:span><text:span text:style-name="_31_537">v</text:span><text:span text:style-name="_32_641">i</text:span><text:span text:style-name="_33_49">d</text:span><text:span text:style-name="_31_501">e</text:span><text:span text:style-name="_32_425">n</text:span><text:span text:style-name="_32_65">t</text:span><text:span text:style-name="_31_381">,</text:span><text:span text:style-name="_31_803"> </text:span><text:span text:style-name="_37_81">t</text:span><text:span text:style-name="_31_165">h</text:span><text:span text:style-name="_32_101">a</text:span><text:span text:style-name="_35_17">t</text:span><text:span text:style-name="_39_02"> </text:span><text:span text:style-name="_32_101">a</text:span><text:span text:style-name="_37_69">l</text:span><text:span text:style-name="_31_201">l</text:span><text:span text:style-name="_31_802"> </text:span><text:span text:style-name="_38_89">m</text:span><text:span text:style-name="_31_177">e</text:span><text:span text:style-name="_32_677">n</text:span><text:span text:style-name="_32_"> </text:span><text:span text:style-name="_31_129">a</text:span><text:span text:style-name="_32_473">r</text:span><text:span text:style-name="_38_41">e</text:span><text:span text:style-name="_39_03"> </text:span><text:span text:style-name="_32_437">c</text:span><text:span text:style-name="_32_77">r</text:span><text:span text:style-name="_31_501">e</text:span><text:span text:style-name="_32_041">a</text:span><text:span text:style-name="_37_81">t</text:span><text:span text:style-name="_31_249">e</text:span><text:span text:style-name="_32_497">d</text:span><text:span text:style-name="_32_"> </text:span><text:span text:style-name="_31_177">e</text:span><text:span text:style-name="_32_473">q</text:span><text:span text:style-name="_33_13">u</text:span><text:span text:style-name="_31_777">a</text:span><text:span text:style-name="_32_077">l</text:span><text:span text:style-name="_34_57">,</text:span><text:span text:style-name="_39_03"> </text:span><text:span text:style-name="_32_221">t</text:span><text:span text:style-name="_33_37">h</text:span><text:span text:style-name="_31_489">a</text:span><text:span text:style-name="_32_461">t</text:span><text:span text:style-name="_32_"> </text:span><text:span text:style-name="_31_237">t</text:span><text:span text:style-name="_32_245">h</text:span><text:span text:style-name="_38_41">e</text:span><text:span text:style-name="_31_501">y</text:span><text:span text:style-name="_31_802"> </text:span><text:span text:style-name="_38_05">a</text:span><text:span text:style-name="_31_357">r</text:span><text:span text:style-name="_32_425">e</text:span><text:span text:style-name="_32_"> </text:span><text:span text:style-name="_31_573">e</text:span><text:span text:style-name="_32_437">n</text:span><text:span text:style-name="_38_89">d</text:span><text:span text:style-name="_31_177">o</text:span><text:span text:style-name="_32_029">w</text:span><text:span text:style-name="_35_89">e</text:span><text:span text:style-name="_31_597">d</text:span><text:span text:style-name="_31_803"> </text:span><text:span text:style-name="_34_45">b</text:span><text:span text:style-name="_31_357">y</text:span><text:span text:style-name="_31_803"> </text:span><text:span text:style-name="_36_25">t</text:span><text:span text:style-name="_31_321">h</text:span><text:span text:style-name="_32_497">e</text:span><text:span text:style-name="_36_61">i</text:span><text:span text:style-name="_31_753">r</text:span><text:span text:style-name="_31_803"> </text:span><text:span text:style-name="_34_45">C</text:span><text:span text:style-name="_31_669">r</text:span><text:span text:style-name="_32_329">e</text:span><text:span text:style-name="_32_77">a</text:span><text:span text:style-name="_31_537">t</text:span><text:span text:style-name="_32_689">o</text:span><text:span text:style-name="_36_61">r</text:span><text:span text:style-name="_39_03"> </text:span><text:span text:style-name="_32_605">w</text:span><text:span text:style-name="_32_29">i</text:span><text:span text:style-name="_31_417">t</text:span><text:span text:style-name="_32_041">h</text:span><text:span text:style-name="_32_"> </text:span><text:span text:style-name="_31_321">c</text:span><text:span text:style-name="_32_677">e</text:span><text:span text:style-name="_34_81">r</text:span><text:span text:style-name="_31_789">t</text:span><text:span text:style-name="_32_641">a</text:span><text:span text:style-name="_38_53">i</text:span><text:span text:style-name="_31_597">n</text:span><text:span text:style-name="_31_802"> </text:span><text:span text:style-name="_38_53">u</text:span><text:span text:style-name="_31_597">n</text:span><text:span text:style-name="_32_389">a</text:span><text:span text:style-name="_36_73">l</text:span><text:span text:style-name="_31_309">i</text:span><text:span text:style-name="_32_113">e</text:span><text:span text:style-name="_37_69">n</text:span><text:span text:style-name="_31_717">a</text:span><text:span text:style-name="_32_041">b</text:span><text:span text:style-name="_36_61">l</text:span><text:span text:style-name="_31_561">e</text:span><text:span text:style-name="_31_803"> </text:span><text:span text:style-name="_33_01">R</text:span><text:span text:style-name="_31_141">i</text:span><text:span text:style-name="_32_065">g</text:span><text:span text:style-name="_38_53">h</text:span><text:span text:style-name="_31_501">t</text:span><text:span text:style-name="_32_581">s</text:span><text:span text:style-name="_38_05">,</text:span><text:span text:style-name="_39_02"> </text:span><text:span text:style-name="_32_389">t</text:span><text:span text:style-name="_36_97">h</text:span><text:span text:style-name="_31_681">a</text:span><text:span text:style-name="_32_221">t</text:span><text:span text:style-name="_32_"> </text:span><text:span text:style-name="_31_681">a</text:span><text:span text:style-name="_32_137">m</text:span><text:span text:style-name="_37_09">o</text:span><text:span text:style-name="_31_129">n</text:span><text:span text:style-name="_32_209">g</text:span><text:span text:style-name="_33_"> </text:span><text:span text:style-name="_31_609">t</text:span><text:span text:style-name="_32_689">h</text:span><text:span text:style-name="_38_17">e</text:span><text:span text:style-name="_31_573">s</text:span><text:span text:style-name="_32_149">e</text:span><text:span text:style-name="_33_"> </text:span><text:span text:style-name="_31_537">a</text:span><text:span text:style-name="_32_653">r</text:span><text:span text:style-name="_36_97">e</text:span><text:span text:style-name="_39_02"> </text:span><text:span text:style-name="_32_149">L</text:span><text:span text:style-name="_38_89">i</text:span><text:span text:style-name="_31_165">f</text:span><text:span text:style-name="_32_221">e</text:span><text:span text:style-name="_36_97">,</text:span><text:span text:style-name="_39_03"> </text:span><text:span text:style-name="_32_281">L</text:span><text:span text:style-name="_34_21">i</text:span><text:span text:style-name="_31_573">b</text:span><text:span text:style-name="_32_605">e</text:span><text:span text:style-name="_38_05">r</text:span><text:span text:style-name="_31_501">t</text:span><text:span text:style-name="_32_245">y</text:span><text:span text:style-name="_33_"> </text:span><text:span text:style-name="_31_561">a</text:span><text:span text:style-name="_32_425">n</text:span><text:span text:style-name="_33_37">d</text:span><text:span text:style-name="_39_03"> </text:span><text:span text:style-name="_32_293">t</text:span><text:span text:style-name="_32_77">h</text:span><text:span text:style-name="_31_345">e</text:span><text:span text:style-name="_31_803"> </text:span><text:span text:style-name="_38_05">p</text:span><text:span text:style-name="_31_129">u</text:span><text:span text:style-name="_32_461">r</text:span><text:span text:style-name="_32_41">s</text:span><text:span text:style-name="_31_165">u</text:span><text:span text:style-name="_32_329">i</text:span><text:span text:style-name="_32_65">t</text:span><text:span text:style-name="_39_03"> </text:span><text:span text:style-name="_32_677">o</text:span><text:span text:style-name="_36_25">f</text:span><text:span text:style-name="_39_02"> </text:span><text:span text:style-name="_32_221">H</text:span><text:span text:style-name="_36_97">a</text:span><text:span text:style-name="_31_129">p</text:span><text:span text:style-name="_32_401">p</text:span><text:span text:style-name="_36_73">i</text:span><text:span text:style-name="_31_213">n</text:span><text:span text:style-name="_32_389">e</text:span><text:span text:style-name="_36_73">s</text:span><text:span text:style-name="_31_129">s</text:span><text:span text:style-name="_32_257">.</text:span><text:span text:style-name="_32_317">--</text:span><text:span text:style-name="_35_17">T</text:span><text:span text:style-name="_31_525">h</text:span><text:span text:style-name="_32_677">a</text:span><text:span text:style-name="_36_25">t</text:span><text:span text:style-name="_39_03"> </text:span><text:span text:style-name="_32_677">t</text:span><text:span text:style-name="_34_45">o</text:span><text:span text:style-name="_39_03"> </text:span><text:span text:style-name="_32_257">s</text:span><text:span text:style-name="_35_17">e</text:span><text:span text:style-name="_31_417">c</text:span><text:span text:style-name="_32_425">u</text:span><text:span text:style-name="_35_17">r</text:span><text:span text:style-name="_31_393">e</text:span><text:span text:style-name="_31_802"> </text:span><text:span text:style-name="_37_09">t</text:span><text:span text:style-name="_31_237">h</text:span><text:span text:style-name="_32_473">e</text:span><text:span text:style-name="_32_65">s</text:span><text:span text:style-name="_31_129">e</text:span><text:span text:style-name="_31_802"> </text:span><text:span text:style-name="_35_29">r</text:span><text:span text:style-name="_31_561">i</text:span><text:span text:style-name="_32_113">g</text:span><text:span text:style-name="_36_25">h</text:span><text:span text:style-name="_31_573">t</text:span><text:span text:style-name="_32_473">s</text:span><text:span text:style-name="_34_57">,</text:span><text:span text:style-name="_39_03"> </text:span><text:span text:style-name="_32_149">G</text:span><text:span text:style-name="_32_41">o</text:span><text:span text:style-name="_31_597">v</text:span><text:span text:style-name="_32_293">e</text:span><text:span text:style-name="_38_53">r</text:span><text:span text:style-name="_31_237">n</text:span><text:span text:style-name="_32_677">m</text:span><text:span text:style-name="_32_41">e</text:span><text:span text:style-name="_31_345">n</text:span><text:span text:style-name="_32_509">t</text:span><text:span text:style-name="_38_05">s</text:span><text:span text:style-name="_39_03"> </text:span><text:span text:style-name="_32_473">a</text:span><text:span text:style-name="_34_93">r</text:span><text:span text:style-name="_31_309">e</text:span><text:span text:style-name="_31_802"> </text:span><text:span text:style-name="_34_45">i</text:span><text:span text:style-name="_31_561">n</text:span><text:span text:style-name="_32_221">s</text:span><text:span text:style-name="_34_81">t</text:span><text:span text:style-name="_31_357">i</text:span><text:span text:style-name="_32_509">t</text:span><text:span text:style-name="_34_09">u</text:span><text:span text:style-name="_31_525">t</text:span><text:span text:style-name="_32_221">e</text:span><text:span text:style-name="_36_37">d</text:span><text:span text:style-name="_39_03"> </text:span><text:span text:style-name="_32_329">a</text:span><text:span text:style-name="_37_69">m</text:span><text:span text:style-name="_31_537">o</text:span><text:span text:style-name="_32_065">n</text:span><text:span text:style-name="_33_49">g</text:span><text:span text:style-name="_39_02"> </text:span><text:span text:style-name="_32_641">M</text:span><text:span text:style-name="_36_61">e</text:span><text:span text:style-name="_31_249">n</text:span><text:span text:style-name="_32_101">,</text:span><text:span text:style-name="_33_"> </text:span><text:span text:style-name="_31_417">d</text:span><text:span text:style-name="_32_317">e</text:span><text:span text:style-name="_35_29">r</text:span><text:span text:style-name="_31_357">i</text:span><text:span text:style-name="_32_425">v</text:span><text:span text:style-name="_34_93">i</text:span><text:span text:style-name="_31_357">n</text:span><text:span text:style-name="_32_137">g</text:span><text:span text:style-name="_33_"> </text:span><text:span text:style-name="_31_381">t</text:span><text:span text:style-name="_32_401">h</text:span><text:span text:style-name="_34_21">e</text:span><text:span text:style-name="_31_417">i</text:span><text:span text:style-name="_32_221">r</text:span><text:span text:style-name="_33_"> </text:span><text:span text:style-name="_31_561">j</text:span><text:span text:style-name="_32_281">u</text:span><text:span text:style-name="_36_97">s</text:span><text:span text:style-name="_31_705">t</text:span><text:span text:style-name="_31_802"> </text:span><text:span text:style-name="_35_89">p</text:span><text:span text:style-name="_31_489">o</text:span><text:span text:style-name="_32_425">w</text:span><text:span text:style-name="_34_45">e</text:span><text:span text:style-name="_31_393">r</text:span><text:span text:style-name="_32_137">s</text:span><text:span text:style-name="_33_"> </text:span><text:span text:style-name="_31_213">f</text:span><text:span text:style-name="_32_101">r</text:span><text:span text:style-name="_36_61">o</text:span><text:span text:style-name="_31_321">m</text:span><text:span text:style-name="_31_803"> </text:span><text:span text:style-name="_34_09">t</text:span><text:span text:style-name="_31_609">h</text:span><text:span text:style-name="_32_497">e</text:span><text:span text:style-name="_32_"> </text:span><text:span text:style-name="_31_501">c</text:span><text:span text:style-name="_32_569">o</text:span><text:span text:style-name="_33_01">n</text:span><text:span text:style-name="_31_309">s</text:span><text:span text:style-name="_32_605">e</text:span><text:span text:style-name="_38_77">n</text:span><text:span text:style-name="_31_501">t</text:span><text:span text:style-name="_31_802"> </text:span><text:span text:style-name="_35_17">o</text:span><text:span text:style-name="_31_129">f</text:span><text:span text:style-name="_31_802"> </text:span><text:span text:style-name="_36_97">t</text:span><text:span text:style-name="_31_393">h</text:span><text:span text:style-name="_32_461">e</text:span><text:span text:style-name="_32_"> </text:span><text:span text:style-name="_31_573">g</text:span><text:span text:style-name="_32_389">o</text:span><text:span text:style-name="_38_77">v</text:span><text:span text:style-name="_31_753">e</text:span><text:span text:style-name="_32_653">r</text:span><text:span text:style-name="_36_25">n</text:span><text:span text:style-name="_31_597">e</text:span><text:span text:style-name="_32_617">d</text:span><text:span text:style-name="_37_09">,</text:span><text:span text:style-name="_39_03"> </text:span><text:span text:style-name="_39_02">--</text:span><text:span text:style-name="_34_57">T</text:span><text:span text:style-name="_31_681">h</text:span><text:span text:style-name="_32_041">a</text:span><text:span text:style-name="_36_61">t</text:span><text:span text:style-name="_39_03"> </text:span><text:span text:style-name="_32_677">w</text:span><text:span text:style-name="_32_41">h</text:span><text:span text:style-name="_31_201">e</text:span><text:span text:style-name="_32_653">n</text:span><text:span text:style-name="_38_77">e</text:span><text:span text:style-name="_31_609">v</text:span><text:span text:style-name="_32_209">e</text:span><text:span text:style-name="_36_97">r</text:span><text:span text:style-name="_39_02"> </text:span><text:span text:style-name="_32_149">a</text:span><text:span text:style-name="_33_01">n</text:span><text:span text:style-name="_31_309">y</text:span><text:span text:style-name="_31_803"> </text:span><text:span text:style-name="_35_89">F</text:span><text:span text:style-name="_31_597">o</text:span><text:span text:style-name="_32_677">r</text:span><text:span text:style-name="_34_21">m</text:span><text:span text:style-name="_39_03"> </text:span><text:span text:style-name="_32_677">o</text:span><text:span text:style-name="_36_25">f</text:span><text:span text:style-name="_39_02"> </text:span><text:span text:style-name="_32_077">G</text:span><text:span text:style-name="_33_49">o</text:span><text:span text:style-name="_31_249">v</text:span><text:span text:style-name="_32_149">e</text:span><text:span text:style-name="_33_49">r</text:span><text:span text:style-name="_31_393">n</text:span><text:span text:style-name="_32_473">m</text:span><text:span text:style-name="_38_05">e</text:span><text:span text:style-name="_31_537">n</text:span><text:span text:style-name="_32_509">t</text:span><text:span text:style-name="_32_"> </text:span><text:span text:style-name="_31_357">b</text:span><text:span text:style-name="_32_149">e</text:span><text:span text:style-name="_32_77">c</text:span><text:span text:style-name="_31_429">o</text:span><text:span text:style-name="_32_329">m</text:span><text:span text:style-name="_32_29">e</text:span><text:span text:style-name="_31_201">s</text:span><text:span text:style-name="_31_802"> </text:span><text:span text:style-name="_38_41">d</text:span><text:span text:style-name="_31_213">e</text:span><text:span text:style-name="_32_245">s</text:span><text:span text:style-name="_34_57">t</text:span><text:span text:style-name="_31_525">r</text:span><text:span text:style-name="_32_497">u</text:span><text:span text:style-name="_38_41">c</text:span><text:span text:style-name="_31_561">t</text:span><text:span text:style-name="_32_221">i</text:span><text:span text:style-name="_32_77">v</text:span><text:span text:style-name="_31_309">e</text:span><text:span text:style-name="_31_803"> </text:span><text:span text:style-name="_34_45">o</text:span><text:span text:style-name="_31_681">f</text:span><text:span text:style-name="_31_803"> </text:span><text:span text:style-name="_32_29">t</text:span><text:span text:style-name="_31_345">h</text:span><text:span text:style-name="_32_137">e</text:span><text:span text:style-name="_33_37">s</text:span><text:span text:style-name="_31_381">e</text:span><text:span text:style-name="_31_802"> </text:span><text:span text:style-name="_37_69">e</text:span><text:span text:style-name="_31_249">n</text:span><text:span text:style-name="_32_497">d</text:span><text:span text:style-name="_32_65">s</text:span><text:span text:style-name="_31_501">,</text:span><text:span text:style-name="_31_803"> </text:span><text:span text:style-name="_32_77">i</text:span><text:span text:style-name="_31_573">t</text:span><text:span text:style-name="_31_802"> </text:span><text:span text:style-name="_34_81">i</text:span><text:span text:style-name="_31_561">s</text:span><text:span text:style-name="_31_803"> </text:span><text:span text:style-name="_34_57">t</text:span><text:span text:style-name="_31_129">h</text:span><text:span text:style-name="_32_401">e</text:span><text:span text:style-name="_32_"> </text:span><text:span text:style-name="_31_525">R</text:span><text:span text:style-name="_32_101">i</text:span><text:span text:style-name="_32_29">g</text:span><text:span text:style-name="_31_393">h</text:span><text:span text:style-name="_32_509">t</text:span><text:span text:style-name="_32_"> </text:span><text:span text:style-name="_31_201">o</text:span><text:span text:style-name="_32_149">f</text:span><text:span text:style-name="_33_"> </text:span><text:span text:style-name="_31_537">t</text:span><text:span text:style-name="_32_389">h</text:span><text:span text:style-name="_33_49">e</text:span><text:span text:style-name="_39_02"> </text:span><text:span text:style-name="_32_497">P</text:span><text:span text:style-name="_34_93">e</text:span><text:span text:style-name="_31_525">o</text:span><text:span text:style-name="_32_569">p</text:span><text:span text:style-name="_38_77">l</text:span><text:span text:style-name="_31_129">e</text:span><text:span text:style-name="_31_803"> </text:span><text:span text:style-name="_36_01">t</text:span><text:span text:style-name="_31_537">o</text:span><text:span text:style-name="_31_803"> </text:span><text:span text:style-name="_33_01">a</text:span><text:span text:style-name="_31_381">l</text:span><text:span text:style-name="_32_221">t</text:span><text:span text:style-name="_35_17">e</text:span><text:span text:style-name="_31_753">r</text:span><text:span text:style-name="_31_802"> </text:span><text:span text:style-name="_38_41">o</text:span><text:span text:style-name="_31_237">r</text:span><text:span text:style-name="_31_802"> </text:span><text:span text:style-name="_36_73">t</text:span><text:span text:style-name="_31_357">o</text:span><text:span text:style-name="_31_802"> </text:span><text:span text:style-name="_32_41">a</text:span><text:span text:style-name="_31_717">b</text:span><text:span text:style-name="_32_245">o</text:span><text:span text:style-name="_34_21">l</text:span><text:span text:style-name="_31_777">i</text:span><text:span text:style-name="_32_137">s</text:span><text:span text:style-name="_33_49">h</text:span><text:span text:style-name="_39_03"> </text:span><text:span text:style-name="_32_569">i</text:span><text:span text:style-name="_34_09">t</text:span><text:span text:style-name="_31_321">,</text:span><text:span text:style-name="_31_803"> </text:span><text:span text:style-name="_34_45">a</text:span><text:span text:style-name="_31_777">n</text:span><text:span text:style-name="_32_113">d</text:span><text:span text:style-name="_32_"> </text:span><text:span text:style-name="_31_741">t</text:span><text:span text:style-name="_32_077">o</text:span><text:span text:style-name="_32_"> </text:span><text:span text:style-name="_31_561">i</text:span><text:span text:style-name="_32_101">n</text:span><text:span text:style-name="_33_37">s</text:span><text:span text:style-name="_31_705">t</text:span><text:span text:style-name="_32_569">i</text:span><text:span text:style-name="_38_41">t</text:span><text:span text:style-name="_31_417">u</text:span><text:span text:style-name="_32_569">t</text:span><text:span text:style-name="_33_49">e</text:span><text:span text:style-name="_39_03"> </text:span><text:span text:style-name="_32_137">n</text:span><text:span text:style-name="_37_81">e</text:span><text:span text:style-name="_31_501">w</text:span><text:span text:style-name="_31_803"> </text:span><text:span text:style-name="_32_77">G</text:span><text:span text:style-name="_31_381">o</text:span><text:span text:style-name="_32_389">v</text:span><text:span text:style-name="_38_89">e</text:span><text:span text:style-name="_31_501">r</text:span><text:span text:style-name="_32_425">n</text:span><text:span text:style-name="_33_37">m</text:span><text:span text:style-name="_31_417">e</text:span><text:span text:style-name="_32_077">n</text:span><text:span text:style-name="_32_77">t</text:span><text:span text:style-name="_31_177">,</text:span><text:span text:style-name="_31_803"> </text:span><text:span text:style-name="_33_49">l</text:span><text:span text:style-name="_31_573">a</text:span><text:span text:style-name="_32_041">y</text:span><text:span text:style-name="_33_13">i</text:span><text:span text:style-name="_31_321">n</text:span><text:span text:style-name="_32_497">g</text:span><text:span text:style-name="_33_"> </text:span><text:span text:style-name="_31_177">i</text:span><text:span text:style-name="_32_077">t</text:span><text:span text:style-name="_36_61">s</text:span><text:span text:style-name="_39_03"> </text:span><text:span text:style-name="_32_605">f</text:span><text:span text:style-name="_37_69">o</text:span><text:span text:style-name="_31_381">u</text:span><text:span text:style-name="_32_689">n</text:span><text:span text:style-name="_33_13">d</text:span><text:span text:style-name="_31_717">a</text:span><text:span text:style-name="_32_101">t</text:span><text:span text:style-name="_34_45">i</text:span><text:span text:style-name="_31_669">o</text:span><text:span text:style-name="_32_605">n</text:span><text:span text:style-name="_33_"> </text:span><text:span text:style-name="_31_321">o</text:span><text:span text:style-name="_32_617">n</text:span><text:span text:style-name="_32_"> </text:span><text:span text:style-name="_31_681">s</text:span><text:span text:style-name="_32_425">u</text:span><text:span text:style-name="_36_73">c</text:span><text:span text:style-name="_31_321">h</text:span><text:span text:style-name="_31_803"> </text:span><text:span text:style-name="_33_49">p</text:span><text:span text:style-name="_31_213">r</text:span><text:span text:style-name="_32_077">i</text:span><text:span text:style-name="_33_13">n</text:span><text:span text:style-name="_31_357">c</text:span><text:span text:style-name="_32_245">i</text:span><text:span text:style-name="_34_09">p</text:span><text:span text:style-name="_31_537">l</text:span><text:span text:style-name="_32_677">e</text:span><text:span text:style-name="_37_09">s</text:span><text:span text:style-name="_39_03"> </text:span><text:span text:style-name="_32_101">a</text:span><text:span text:style-name="_35_29">n</text:span><text:span text:style-name="_31_357">d</text:span><text:span text:style-name="_31_802"> </text:span><text:span text:style-name="_34_21">o</text:span><text:span text:style-name="_31_717">r</text:span><text:span text:style-name="_32_617">g</text:span><text:span text:style-name="_36_25">a</text:span><text:span text:style-name="_31_573">n</text:span><text:span text:style-name="_32_137">i</text:span><text:span text:style-name="_35_29">z</text:span><text:span text:style-name="_31_489">i</text:span><text:span text:style-name="_32_641">n</text:span><text:span text:style-name="_32_41">g</text:span><text:span text:style-name="_39_02"> </text:span><text:span text:style-name="_32_293">i</text:span><text:span text:style-name="_38_17">t</text:span><text:span text:style-name="_31_717">s</text:span><text:span text:style-name="_31_803"> </text:span><text:span text:style-name="_38_41">p</text:span><text:span text:style-name="_31_609">o</text:span><text:span text:style-name="_32_569">w</text:span><text:span text:style-name="_36_61">e</text:span><text:span text:style-name="_31_501">r</text:span><text:span text:style-name="_32_149">s</text:span><text:span text:style-name="_33_"> </text:span><text:span text:style-name="_31_525">i</text:span><text:span text:style-name="_32_077">n</text:span><text:span text:style-name="_32_"> </text:span><text:span text:style-name="_31_501">s</text:span><text:span text:style-name="_32_317">u</text:span><text:span text:style-name="_37_69">c</text:span><text:span text:style-name="_31_573">h</text:span><text:span text:style-name="_31_803"> </text:span><text:span text:style-name="_36_25">f</text:span><text:span text:style-name="_31_597">o</text:span><text:span text:style-name="_32_401">r</text:span><text:span text:style-name="_32_41">m</text:span><text:span text:style-name="_31_321">,</text:span><text:span text:style-name="_31_803"> </text:span><text:span text:style-name="_33_37">a</text:span><text:span text:style-name="_31_321">s</text:span><text:span text:style-name="_31_803"> </text:span><text:span text:style-name="_32_29">t</text:span><text:span text:style-name="_31_777">o</text:span><text:span text:style-name="_31_802"> </text:span><text:span text:style-name="_36_01">t</text:span><text:span text:style-name="_31_753">h</text:span><text:span text:style-name="_32_281">e</text:span><text:span text:style-name="_38_17">m</text:span><text:span text:style-name="_39_03"> </text:span><text:span text:style-name="_32_617">s</text:span><text:span text:style-name="_38_17">h</text:span><text:span text:style-name="_31_177">a</text:span><text:span text:style-name="_32_221">l</text:span><text:span text:style-name="_38_53">l</text:span><text:span text:style-name="_39_03"> </text:span><text:span text:style-name="_32_209">s</text:span><text:span text:style-name="_36_97">e</text:span><text:span text:style-name="_31_753">e</text:span><text:span text:style-name="_32_077">m</text:span><text:span text:style-name="_33_"> </text:span><text:span text:style-name="_31_141">m</text:span><text:span text:style-name="_32_245">o</text:span><text:span text:style-name="_38_17">s</text:span><text:span text:style-name="_31_177">t</text:span><text:span text:style-name="_31_803"> </text:span><text:span text:style-name="_34_45">l</text:span><text:span text:style-name="_31_741">i</text:span><text:span text:style-name="_32_461">k</text:span><text:span text:style-name="_37_09">e</text:span><text:span text:style-name="_31_177">l</text:span><text:span text:style-name="_32_293">y</text:span><text:span text:style-name="_33_"> </text:span><text:span text:style-name="_31_417">t</text:span><text:span text:style-name="_32_605">o</text:span><text:span text:style-name="_33_"> </text:span><text:span text:style-name="_31_669">e</text:span><text:span text:style-name="_32_221">f</text:span><text:span text:style-name="_38_17">f</text:span><text:span text:style-name="_31_129">e</text:span><text:span text:style-name="_32_209">c</text:span><text:span text:style-name="_37_81">t</text:span><text:span text:style-name="_39_02"> </text:span><text:span text:style-name="_32_605">t</text:span><text:span text:style-name="_34_81">h</text:span><text:span text:style-name="_31_213">e</text:span><text:span text:style-name="_32_257">i</text:span><text:span text:style-name="_37_69">r</text:span><text:span text:style-name="_39_03"> </text:span><text:span text:style-name="_32_653">S</text:span><text:span text:style-name="_37_09">a</text:span><text:span text:style-name="_31_753">f</text:span><text:span text:style-name="_32_437">e</text:span><text:span text:style-name="_37_09">t</text:span><text:span text:style-name="_31_717">y</text:span><text:span text:style-name="_31_803"> </text:span><text:span text:style-name="_35_29">a</text:span><text:span text:style-name="_31_789">n</text:span><text:span text:style-name="_32_437">d</text:span><text:span text:style-name="_33_"> </text:span><text:span text:style-name="_31_309">H</text:span><text:span text:style-name="_32_293">a</text:span><text:span text:style-name="_38_89">p</text:span><text:span text:style-name="_31_177">p</text:span><text:span text:style-name="_32_113">i</text:span><text:span text:style-name="_35_17">n</text:span><text:span text:style-name="_31_417">e</text:span><text:span text:style-name="_32_401">s</text:span><text:span text:style-name="_38_89">s</text:span><text:span text:style-name="_31_249">.</text:span><text:span text:style-name="_31_802"> </text:span><text:span text:style-name="_38_77">P</text:span><text:span text:style-name="_31_489">r</text:span><text:span text:style-name="_32_293">u</text:span><text:span text:style-name="_36_61">d</text:span><text:span text:style-name="_31_681">e</text:span><text:span text:style-name="_32_473">n</text:span><text:span text:style-name="_35_17">c</text:span><text:span text:style-name="_31_345">e</text:span><text:span text:style-name="_32_137">,</text:span><text:span text:style-name="_32_"> </text:span><text:span text:style-name="_31_669">i</text:span><text:span text:style-name="_32_401">n</text:span><text:span text:style-name="_32_77">d</text:span><text:span text:style-name="_31_525">e</text:span><text:span text:style-name="_32_617">e</text:span><text:span text:style-name="_38_05">d</text:span><text:span text:style-name="_31_177">,</text:span><text:span text:style-name="_31_803"> </text:span><text:span text:style-name="_34_09">w</text:span><text:span text:style-name="_31_609">i</text:span><text:span text:style-name="_32_329">l</text:span><text:span text:style-name="_35_89">l</text:span><text:span text:style-name="_39_03"> </text:span><text:span text:style-name="_32_389">d</text:span><text:span text:style-name="_36_01">i</text:span><text:span text:style-name="_31_309">c</text:span><text:span text:style-name="_32_641">t</text:span><text:span text:style-name="_38_77">a</text:span><text:span text:style-name="_31_213">t</text:span><text:span text:style-name="_32_257">e</text:span><text:span text:style-name="_32_"> </text:span><text:span text:style-name="_31_789">t</text:span><text:span text:style-name="_32_245">h</text:span><text:span text:style-name="_37_69">a</text:span><text:span text:style-name="_31_705">t</text:span><text:span text:style-name="_31_803"> </text:span><text:span text:style-name="_32_29">G</text:span><text:span text:style-name="_31_489">o</text:span><text:span text:style-name="_32_257">v</text:span><text:span text:style-name="_38_89">e</text:span><text:span text:style-name="_31_777">r</text:span><text:span text:style-name="_32_425">n</text:span><text:span text:style-name="_37_09">m</text:span><text:span text:style-name="_31_429">e</text:span><text:span text:style-name="_32_257">n</text:span><text:span text:style-name="_36_97">t</text:span><text:span text:style-name="_31_489">s</text:span><text:span text:style-name="_31_802"> </text:span><text:span text:style-name="_37_69">l</text:span><text:span text:style-name="_31_609">o</text:span><text:span text:style-name="_32_461">n</text:span><text:span text:style-name="_34_21">g</text:span><text:span text:style-name="_39_02"> </text:span><text:span text:style-name="_32_425">e</text:span><text:span text:style-name="_38_53">s</text:span><text:span text:style-name="_31_741">t</text:span><text:span text:style-name="_32_569">a</text:span><text:span text:style-name="_35_17">b</text:span><text:span text:style-name="_31_213">l</text:span><text:span text:style-name="_32_329">i</text:span><text:span text:style-name="_33_49">s</text:span><text:span text:style-name="_31_357">h</text:span><text:span text:style-name="_32_281">e</text:span><text:span text:style-name="_36_01">d</text:span><text:span text:style-name="_39_02"> </text:span><text:span text:style-name="_32_281">s</text:span><text:span text:style-name="_32_29">h</text:span><text:span text:style-name="_31_669">o</text:span><text:span text:style-name="_32_041">u</text:span><text:span text:style-name="_34_57">l</text:span><text:span text:style-name="_31_777">d</text:span><text:span text:style-name="_31_803"> </text:span><text:span text:style-name="_38_89">n</text:span><text:span text:style-name="_31_393">o</text:span><text:span text:style-name="_32_257">t</text:span><text:span text:style-name="_32_"> </text:span><text:span text:style-name="_31_309">b</text:span><text:span text:style-name="_32_245">e</text:span><text:span text:style-name="_32_"> </text:span><text:span text:style-name="_31_381">c</text:span><text:span text:style-name="_32_461">h</text:span><text:span text:style-name="_33_01">a</text:span><text:span text:style-name="_31_213">n</text:span><text:span text:style-name="_32_293">g</text:span><text:span text:style-name="_33_13">e</text:span><text:span text:style-name="_31_381">d</text:span><text:span text:style-name="_31_803"> </text:span><text:span text:style-name="_32_65">f</text:span><text:span text:style-name="_31_321">o</text:span><text:span text:style-name="_32_641">r</text:span><text:span text:style-name="_32_"> </text:span><text:span text:style-name="_31_393">l</text:span><text:span text:style-name="_32_677">i</text:span><text:span text:style-name="_33_37">g</text:span><text:span text:style-name="_31_789">h</text:span><text:span text:style-name="_32_389">t</text:span><text:span text:style-name="_32_"> </text:span><text:span text:style-name="_31_789">a</text:span><text:span text:style-name="_32_461">n</text:span><text:span text:style-name="_34_57">d</text:span><text:span text:style-name="_39_02"> </text:span><text:span text:style-name="_32_497">t</text:span><text:span text:style-name="_38_05">r</text:span><text:span text:style-name="_31_309">a</text:span><text:span text:style-name="_32_617">n</text:span><text:span text:style-name="_33_49">s</text:span><text:span text:style-name="_31_201">i</text:span><text:span text:style-name="_32_581">e</text:span><text:span text:style-name="_38_77">n</text:span><text:span text:style-name="_31_597">t</text:span><text:span text:style-name="_31_802"> </text:span><text:span text:style-name="_34_09">c</text:span><text:span text:style-name="_31_213">a</text:span><text:span text:style-name="_32_425">u</text:span><text:span text:style-name="_37_09">s</text:span><text:span text:style-name="_31_489">e</text:span><text:span text:style-name="_32_401">s</text:span><text:span text:style-name="_32_41">;</text:span><text:span text:style-name="_39_03"> </text:span><text:span text:style-name="_32_677">a</text:span><text:span text:style-name="_33_13">n</text:span><text:span text:style-name="_31_345">d</text:span><text:span text:style-name="_31_803"> </text:span><text:span text:style-name="_38_41">a</text:span><text:span text:style-name="_31_525">c</text:span><text:span text:style-name="_32_221">c</text:span><text:span text:style-name="_36_25">o</text:span><text:span text:style-name="_31_417">r</text:span><text:span text:style-name="_32_461">d</text:span><text:span text:style-name="_35_29">i</text:span><text:span text:style-name="_31_789">n</text:span><text:span text:style-name="_32_569">g</text:span><text:span text:style-name="_37_69">l</text:span><text:span text:style-name="_31_309">y</text:span><text:span text:style-name="_31_803"> </text:span><text:span text:style-name="_32_41">a</text:span><text:span text:style-name="_31_321">l</text:span><text:span text:style-name="_32_437">l</text:span><text:span text:style-name="_32_"> </text:span><text:span text:style-name="_31_129">e</text:span><text:span text:style-name="_32_509">x</text:span><text:span text:style-name="_33_49">p</text:span><text:span text:style-name="_31_777">e</text:span><text:span text:style-name="_32_425">r</text:span><text:span text:style-name="_34_09">i</text:span><text:span text:style-name="_31_789">e</text:span><text:span text:style-name="_32_257">n</text:span><text:span text:style-name="_38_53">c</text:span><text:span text:style-name="_31_177">e</text:span><text:span text:style-name="_31_802"> </text:span><text:span text:style-name="_38_05">h</text:span><text:span text:style-name="_31_705">a</text:span><text:span text:style-name="_32_581">t</text:span><text:span text:style-name="_33_49">h</text:span><text:span text:style-name="_39_02"> </text:span><text:span text:style-name="_32_149">s</text:span><text:span text:style-name="_36_37">h</text:span><text:span text:style-name="_31_165">e</text:span><text:span text:style-name="_32_101">w</text:span><text:span text:style-name="_38_41">n</text:span><text:span text:style-name="_31_561">,</text:span><text:span text:style-name="_31_802"> </text:span><text:span text:style-name="_33_13">t</text:span><text:span text:style-name="_31_201">h</text:span><text:span text:style-name="_32_605">a</text:span><text:span text:style-name="_33_49">t</text:span><text:span text:style-name="_39_03"> </text:span><text:span text:style-name="_32_509">m</text:span><text:span text:style-name="_32_77">a</text:span><text:span text:style-name="_31_201">n</text:span><text:span text:style-name="_32_077">k</text:span><text:span text:style-name="_37_81">i</text:span><text:span text:style-name="_31_417">n</text:span><text:span text:style-name="_32_245">d</text:span><text:span text:style-name="_33_"> </text:span><text:span text:style-name="_31_345">a</text:span><text:span text:style-name="_32_077">r</text:span><text:span text:style-name="_36_73">e</text:span><text:span text:style-name="_39_03"> </text:span><text:span text:style-name="_32_641">m</text:span><text:span text:style-name="_34_09">o</text:span><text:span text:style-name="_31_213">r</text:span><text:span text:style-name="_32_317">e</text:span><text:span text:style-name="_33_"> </text:span><text:span text:style-name="_31_177">d</text:span><text:span text:style-name="_32_245">i</text:span><text:span text:style-name="_34_57">s</text:span><text:span text:style-name="_31_381">p</text:span><text:span text:style-name="_32_617">o</text:span><text:span text:style-name="_34_57">s</text:span><text:span text:style-name="_31_321">e</text:span><text:span text:style-name="_32_149">d</text:span><text:span text:style-name="_32_"> </text:span><text:span text:style-name="_31_609">t</text:span><text:span text:style-name="_32_569">o</text:span><text:span text:style-name="_33_"> </text:span><text:span text:style-name="_31_177">s</text:span><text:span text:style-name="_32_689">u</text:span><text:span text:style-name="_32_77">f</text:span><text:span text:style-name="_31_417">f</text:span><text:span text:style-name="_32_041">e</text:span><text:span text:style-name="_33_01">r</text:span><text:span text:style-name="_31_177">,</text:span><text:span text:style-name="_31_802"> </text:span><text:span text:style-name="_34_09">w</text:span><text:span text:style-name="_31_753">h</text:span><text:span text:style-name="_32_101">i</text:span><text:span text:style-name="_38_89">l</text:span><text:span text:style-name="_31_129">e</text:span><text:span text:style-name="_31_802"> </text:span><text:span text:style-name="_36_73">e</text:span><text:span text:style-name="_31_201">v</text:span><text:span text:style-name="_32_065">i</text:span><text:span text:style-name="_34_93">l</text:span><text:span text:style-name="_31_681">s</text:span><text:span text:style-name="_31_802"> </text:span><text:span text:style-name="_34_09">a</text:span><text:span text:style-name="_31_717">r</text:span><text:span text:style-name="_32_041">e</text:span><text:span text:style-name="_32_"> </text:span><text:span text:style-name="_31_705">s</text:span><text:span text:style-name="_32_065">u</text:span><text:span text:style-name="_34_21">f</text:span><text:span text:style-name="_31_609">f</text:span><text:span text:style-name="_32_617">e</text:span><text:span text:style-name="_35_89">r</text:span><text:span text:style-name="_31_309">a</text:span><text:span text:style-name="_32_221">b</text:span><text:span text:style-name="_37_81">l</text:span><text:span text:style-name="_31_789">e</text:span><text:span text:style-name="_32_221">,</text:span><text:span text:style-name="_33_"> </text:span><text:span text:style-name="_31_597">t</text:span><text:span text:style-name="_32_677">h</text:span><text:span text:style-name="_38_17">a</text:span><text:span text:style-name="_31_417">n</text:span><text:span text:style-name="_31_803"> </text:span><text:span text:style-name="_35_89">t</text:span><text:span text:style-name="_31_237">o</text:span><text:span text:style-name="_31_802"> </text:span><text:span text:style-name="_32_41">r</text:span><text:span text:style-name="_31_417">i</text:span><text:span text:style-name="_32_029">g</text:span><text:span text:style-name="_34_93">h</text:span><text:span text:style-name="_31_573">t</text:span><text:span text:style-name="_31_802"> </text:span><text:span text:style-name="_36_25">t</text:span><text:span text:style-name="_31_321">h</text:span><text:span text:style-name="_32_425">e</text:span><text:span text:style-name="_38_41">m</text:span><text:span text:style-name="_31_141">s</text:span><text:span text:style-name="_32_473">e</text:span><text:span text:style-name="_37_81">l</text:span><text:span text:style-name="_31_705">v</text:span><text:span text:style-name="_32_149">e</text:span><text:span text:style-name="_34_57">s</text:span><text:span text:style-name="_39_02"> </text:span><text:span text:style-name="_32_605">b</text:span><text:span text:style-name="_38_17">y</text:span><text:span text:style-name="_39_02"> </text:span><text:span text:style-name="_32_221">a</text:span><text:span text:style-name="_32_77">b</text:span><text:span text:style-name="_31_237">o</text:span><text:span text:style-name="_32_317">l</text:span><text:span text:style-name="_32_41">i</text:span><text:span text:style-name="_31_753">s</text:span><text:span text:style-name="_32_221">h</text:span><text:span text:style-name="_34_81">i</text:span><text:span text:style-name="_31_345">n</text:span><text:span text:style-name="_32_497">g</text:span><text:span text:style-name="_33_"> </text:span><text:span text:style-name="_31_573">t</text:span><text:span text:style-name="_32_677">h</text:span><text:span text:style-name="_34_45">e</text:span><text:span text:style-name="_39_03"> </text:span><text:span text:style-name="_32_293">f</text:span><text:span text:style-name="_35_29">o</text:span><text:span text:style-name="_31_309">r</text:span><text:span text:style-name="_32_401">m</text:span><text:span text:style-name="_38_53">s</text:span><text:span text:style-name="_39_02"> </text:span><text:span text:style-name="_32_293">t</text:span><text:span text:style-name="_37_69">o</text:span><text:span text:style-name="_39_03"> </text:span><text:span text:style-name="_32_281">w</text:span><text:span text:style-name="_34_57">h</text:span><text:span text:style-name="_31_129">i</text:span><text:span text:style-name="_32_041">c</text:span><text:span text:style-name="_38_77">h</text:span><text:span text:style-name="_39_02"> </text:span><text:span text:style-name="_32_257">t</text:span><text:span text:style-name="_34_57">h</text:span><text:span text:style-name="_31_417">e</text:span><text:span text:style-name="_32_281">y</text:span><text:span text:style-name="_32_"> </text:span><text:span text:style-name="_31_537">a</text:span><text:span text:style-name="_32_677">r</text:span><text:span text:style-name="_35_89">e</text:span><text:span text:style-name="_39_03"> </text:span><text:span text:style-name="_32_293">a</text:span><text:span text:style-name="_38_17">c</text:span><text:span text:style-name="_31_741">c</text:span><text:span text:style-name="_32_569">u</text:span><text:span text:style-name="_35_17">s</text:span><text:span text:style-name="_31_345">t</text:span><text:span text:style-name="_32_497">o</text:span><text:span text:style-name="_38_89">m</text:span><text:span text:style-name="_31_429">e</text:span><text:span text:style-name="_32_389">d</text:span><text:span text:style-name="_38_53">.</text:span><text:span text:style-name="_39_03"> </text:span><text:span text:style-name="_32_137">B</text:span><text:span text:style-name="_33_13">u</text:span><text:span text:style-name="_31_309">t</text:span><text:span text:style-name="_31_802"> </text:span><text:span text:style-name="_36_01">w</text:span><text:span text:style-name="_31_525">h</text:span><text:span text:style-name="_32_689">e</text:span><text:span text:style-name="_36_25">n</text:span><text:span text:style-name="_39_02"> </text:span><text:span text:style-name="_32_209">a</text:span><text:span text:style-name="_32_"> </text:span><text:span text:style-name="_31_393">l</text:span><text:span text:style-name="_32_029">o</text:span><text:span text:style-name="_32_41">n</text:span><text:span text:style-name="_31_213">g</text:span><text:span text:style-name="_31_802"> </text:span><text:span text:style-name="_36_37">t</text:span><text:span text:style-name="_31_321">r</text:span><text:span text:style-name="_32_461">a</text:span><text:span text:style-name="_36_01">i</text:span><text:span text:style-name="_31_141">n</text:span><text:span text:style-name="_31_802"> </text:span><text:span text:style-name="_34_57">o</text:span><text:span text:style-name="_31_777">f</text:span><text:span text:style-name="_31_803"> </text:span><text:span text:style-name="_34_09">a</text:span><text:span text:style-name="_31_525">b</text:span><text:span text:style-name="_32_437">u</text:span><text:span text:style-name="_37_69">s</text:span><text:span text:style-name="_31_357">e</text:span><text:span text:style-name="_32_257">s</text:span><text:span text:style-name="_33_"> </text:span><text:span text:style-name="_31_165">a</text:span><text:span text:style-name="_32_461">n</text:span><text:span text:style-name="_34_21">d</text:span><text:span text:style-name="_39_02"> </text:span><text:span text:style-name="_32_473">u</text:span><text:span text:style-name="_32_77">s</text:span><text:span text:style-name="_31_597">u</text:span><text:span text:style-name="_32_617">r</text:span><text:span text:style-name="_33_01">p</text:span><text:span text:style-name="_31_537">a</text:span><text:span text:style-name="_32_041">t</text:span><text:span text:style-name="_38_77">i</text:span><text:span text:style-name="_31_177">o</text:span><text:span text:style-name="_32_101">n</text:span><text:span text:style-name="_34_81">s</text:span><text:span text:style-name="_31_417">,</text:span><text:span text:style-name="_31_802"> </text:span><text:span text:style-name="_34_57">p</text:span><text:span text:style-name="_31_777">u</text:span><text:span text:style-name="_32_677">r</text:span><text:span text:style-name="_38_17">s</text:span><text:span text:style-name="_31_417">u</text:span><text:span text:style-name="_32_293">i</text:span><text:span text:style-name="_36_97">n</text:span><text:span text:style-name="_31_429">g</text:span><text:span text:style-name="_31_803"> </text:span><text:span text:style-name="_34_93">i</text:span><text:span text:style-name="_31_201">n</text:span><text:span text:style-name="_32_569">v</text:span><text:span text:style-name="_34_81">a</text:span><text:span text:style-name="_31_165">r</text:span><text:span text:style-name="_32_401">i</text:span><text:span text:style-name="_32_77">a</text:span><text:span text:style-name="_31_345">b</text:span><text:span text:style-name="_32_581">l</text:span><text:span text:style-name="_38_05">y</text:span><text:span text:style-name="_39_02"> </text:span><text:span text:style-name="_32_437">t</text:span><text:span text:style-name="_33_37">h</text:span><text:span text:style-name="_31_141">e</text:span><text:span text:style-name="_31_803"> </text:span><text:span text:style-name="_36_73">s</text:span><text:span text:style-name="_31_537">a</text:span><text:span text:style-name="_32_617">m</text:span><text:span text:style-name="_33_01">e</text:span><text:span text:style-name="_39_02"> </text:span><text:span text:style-name="_32_461">O</text:span><text:span text:style-name="_34_09">b</text:span><text:span text:style-name="_31_141">j</text:span><text:span text:style-name="_32_101">e</text:span><text:span text:style-name="_37_81">c</text:span><text:span text:style-name="_31_525">t</text:span><text:span text:style-name="_31_802"> </text:span><text:span text:style-name="_32_77">e</text:span><text:span text:style-name="_31_381">v</text:span><text:span text:style-name="_32_101">i</text:span><text:span text:style-name="_32_41">n</text:span><text:span text:style-name="_31_345">c</text:span><text:span text:style-name="_32_101">e</text:span><text:span text:style-name="_38_41">s</text:span><text:span text:style-name="_39_03"> </text:span><text:span text:style-name="_32_113">a</text:span><text:span text:style-name="_33_"> </text:span><text:span text:style-name="_31_213">d</text:span><text:span text:style-name="_32_641">e</text:span><text:span text:style-name="_34_93">s</text:span><text:span text:style-name="_31_165">i</text:span><text:span text:style-name="_32_101">g</text:span><text:span text:style-name="_32_41">n</text:span><text:span text:style-name="_39_02"> </text:span><text:span text:style-name="_32_137">t</text:span><text:span text:style-name="_36_73">o</text:span><text:span text:style-name="_39_03"> </text:span><text:span text:style-name="_32_101">r</text:span><text:span text:style-name="_36_25">e</text:span><text:span text:style-name="_31_573">d</text:span><text:span text:style-name="_32_509">u</text:span><text:span text:style-name="_35_29">c</text:span><text:span text:style-name="_31_681">e</text:span><text:span text:style-name="_31_802"> </text:span><text:span text:style-name="_34_45">t</text:span><text:span text:style-name="_31_141">h</text:span><text:span text:style-name="_32_149">e</text:span><text:span text:style-name="_33_01">m</text:span><text:span text:style-name="_39_02"> </text:span><text:span text:style-name="_32_641">u</text:span><text:span text:style-name="_37_09">n</text:span><text:span text:style-name="_31_381">d</text:span><text:span text:style-name="_32_329">e</text:span><text:span text:style-name="_37_09">r</text:span><text:span text:style-name="_39_02"> </text:span><text:span text:style-name="_32_473">a</text:span><text:span text:style-name="_36_37">b</text:span><text:span text:style-name="_31_681">s</text:span><text:span text:style-name="_32_677">o</text:span><text:span text:style-name="_38_05">l</text:span><text:span text:style-name="_31_177">u</text:span><text:span text:style-name="_32_425">t</text:span><text:span text:style-name="_35_29">e</text:span><text:span text:style-name="_39_03"> </text:span><text:span text:style-name="_32_221">D</text:span><text:span text:style-name="_33_13">e</text:span><text:span text:style-name="_31_129">s</text:span><text:span text:style-name="_32_077">p</text:span><text:span text:style-name="_36_61">o</text:span><text:span text:style-name="_31_129">t</text:span><text:span text:style-name="_32_101">i</text:span><text:span text:style-name="_37_09">s</text:span><text:span text:style-name="_31_501">m</text:span><text:span text:style-name="_32_425">,</text:span><text:span text:style-name="_33_"> </text:span><text:span text:style-name="_31_429">i</text:span><text:span text:style-name="_32_221">t</text:span><text:span text:style-name="_33_"> </text:span><text:span text:style-name="_31_237">i</text:span><text:span text:style-name="_32_401">s</text:span><text:span text:style-name="_32_"> </text:span><text:span text:style-name="_31_417">t</text:span><text:span text:style-name="_32_293">h</text:span><text:span text:style-name="_34_57">e</text:span><text:span text:style-name="_31_681">i</text:span><text:span text:style-name="_32_473">r</text:span><text:span text:style-name="_32_"> </text:span><text:span text:style-name="_31_609">r</text:span><text:span text:style-name="_32_425">i</text:span><text:span text:style-name="_33_37">g</text:span><text:span text:style-name="_31_213">h</text:span><text:span text:style-name="_32_221">t</text:span><text:span text:style-name="_34_57">,</text:span><text:span text:style-name="_39_02"> </text:span><text:span text:style-name="_32_401">i</text:span><text:span text:style-name="_34_57">t</text:span><text:span text:style-name="_39_03"> </text:span><text:span text:style-name="_32_437">i</text:span><text:span text:style-name="_36_61">s</text:span><text:span text:style-name="_39_03"> </text:span><text:span text:style-name="_32_137">t</text:span><text:span text:style-name="_36_37">h</text:span><text:span text:style-name="_31_345">e</text:span><text:span text:style-name="_32_677">i</text:span><text:span text:style-name="_36_73">r</text:span><text:span text:style-name="_39_02"> </text:span><text:span text:style-name="_32_257">d</text:span><text:span text:style-name="_36_61">u</text:span><text:span text:style-name="_31_705">t</text:span><text:span text:style-name="_32_293">y</text:span><text:span text:style-name="_38_53">,</text:span><text:span text:style-name="_39_03"> </text:span><text:span text:style-name="_32_461">t</text:span><text:span text:style-name="_32_77">o</text:span><text:span text:style-name="_39_03"> </text:span><text:span text:style-name="_32_473">t</text:span><text:span text:style-name="_34_57">h</text:span><text:span text:style-name="_31_309">r</text:span><text:span text:style-name="_32_209">o</text:span><text:span text:style-name="_36_37">w</text:span><text:span text:style-name="_39_02"> </text:span><text:span text:style-name="_32_329">o</text:span><text:span text:style-name="_38_77">f</text:span><text:span text:style-name="_31_777">f</text:span><text:span text:style-name="_31_802"> </text:span><text:span text:style-name="_34_81">s</text:span><text:span text:style-name="_31_213">u</text:span><text:span text:style-name="_32_497">c</text:span><text:span text:style-name="_38_89">h</text:span><text:span text:style-name="_39_02"> </text:span><text:span text:style-name="_32_281">G</text:span><text:span text:style-name="_36_97">o</text:span><text:span text:style-name="_31_177">v</text:span><text:span text:style-name="_32_257">e</text:span><text:span text:style-name="_38_77">r</text:span><text:span text:style-name="_31_597">n</text:span><text:span text:style-name="_32_317">m</text:span><text:span text:style-name="_32_77">e</text:span><text:span text:style-name="_31_609">n</text:span><text:span text:style-name="_32_653">t</text:span><text:span text:style-name="_38_53">,</text:span><text:span text:style-name="_39_02"> </text:span><text:span text:style-name="_32_257">a</text:span><text:span text:style-name="_35_17">n</text:span><text:span text:style-name="_31_417">d</text:span><text:span text:style-name="_31_803"> </text:span><text:span text:style-name="_32_41">t</text:span><text:span text:style-name="_31_537">o</text:span><text:span text:style-name="_31_802"> </text:span><text:span text:style-name="_32_29">p</text:span><text:span text:style-name="_31_165">r</text:span><text:span text:style-name="_32_389">o</text:span><text:span text:style-name="_37_09">v</text:span><text:span text:style-name="_31_165">i</text:span><text:span text:style-name="_32_137">d</text:span><text:span text:style-name="_34_57">e</text:span><text:span text:style-name="_39_02"> </text:span><text:span text:style-name="_32_209">n</text:span><text:span text:style-name="_32_77">e</text:span><text:span text:style-name="_31_789">w</text:span><text:span text:style-name="_31_803"> </text:span><text:span text:style-name="_35_29">G</text:span><text:span text:style-name="_31_309">u</text:span><text:span text:style-name="_32_065">a</text:span><text:span text:style-name="_36_37">r</text:span><text:span text:style-name="_31_213">d</text:span><text:span text:style-name="_32_113">s</text:span><text:span text:style-name="_33_"> </text:span><text:span text:style-name="_31_597">f</text:span><text:span text:style-name="_32_329">o</text:span><text:span text:style-name="_32_65">r</text:span><text:span text:style-name="_39_03"> </text:span><text:span text:style-name="_32_077">t</text:span><text:span text:style-name="_36_25">h</text:span><text:span text:style-name="_31_357">e</text:span><text:span text:style-name="_32_029">i</text:span><text:span text:style-name="_38_89">r</text:span><text:span text:style-name="_39_03"> </text:span><text:span text:style-name="_32_677">f</text:span><text:span text:style-name="_38_77">u</text:span><text:span text:style-name="_31_165">t</text:span><text:span text:style-name="_32_641">u</text:span><text:span text:style-name="_36_37">r</text:span><text:span text:style-name="_31_321">e</text:span><text:span text:style-name="_31_802"> </text:span><text:span text:style-name="_34_93">s</text:span><text:span text:style-name="_31_213">e</text:span><text:span text:style-name="_32_221">c</text:span><text:span text:style-name="_37_09">u</text:span><text:span text:style-name="_31_417">r</text:span><text:span text:style-name="_32_677">i</text:span><text:span text:style-name="_37_69">t</text:span><text:span text:style-name="_31_165">y</text:span><text:span text:style-name="_32_677">.</text:span><text:span text:style-name="_32_245">--</text:span><text:span text:style-name="_38_41">S</text:span><text:span text:style-name="_31_669">u</text:span><text:span text:style-name="_32_317">c</text:span><text:span text:style-name="_35_89">h</text:span><text:span text:style-name="_39_02"> </text:span><text:span text:style-name="_32_041">h</text:span><text:span text:style-name="_38_05">a</text:span><text:span text:style-name="_31_141">s</text:span><text:span text:style-name="_31_802"> </text:span><text:span text:style-name="_36_01">b</text:span><text:span text:style-name="_31_561">e</text:span><text:span text:style-name="_32_581">e</text:span><text:span text:style-name="_34_81">n</text:span><text:span text:style-name="_39_03"> </text:span><text:span text:style-name="_32_497">t</text:span><text:span text:style-name="_38_89">h</text:span><text:span text:style-name="_31_597">e</text:span><text:span text:style-name="_31_803"> </text:span><text:span text:style-name="_34_57">p</text:span><text:span text:style-name="_31_321">a</text:span><text:span text:style-name="_32_437">t</text:span><text:span text:style-name="_34_21">i</text:span><text:span text:style-name="_31_129">e</text:span><text:span text:style-name="_32_581">n</text:span><text:span text:style-name="_36_37">t</text:span><text:span text:style-name="_39_02"> </text:span><text:span text:style-name="_32_437">s</text:span><text:span text:style-name="_38_77">u</text:span><text:span text:style-name="_31_309">f</text:span><text:span text:style-name="_32_077">f</text:span><text:span text:style-name="_33_37">e</text:span><text:span text:style-name="_31_309">r</text:span><text:span text:style-name="_32_209">a</text:span><text:span text:style-name="_33_13">n</text:span><text:span text:style-name="_31_249">c</text:span><text:span text:style-name="_32_569">e</text:span><text:span text:style-name="_33_"> </text:span><text:span text:style-name="_31_789">o</text:span><text:span text:style-name="_32_437">f</text:span><text:span text:style-name="_32_"> </text:span><text:span text:style-name="_31_393">t</text:span><text:span text:style-name="_32_653">h</text:span><text:span text:style-name="_33_37">e</text:span><text:span text:style-name="_31_489">s</text:span><text:span text:style-name="_32_389">e</text:span><text:span text:style-name="_32_"> </text:span><text:span text:style-name="_31_777">C</text:span><text:span text:style-name="_32_245">o</text:span><text:span text:style-name="_33_13">l</text:span><text:span text:style-name="_31_345">o</text:span><text:span text:style-name="_32_437">n</text:span><text:span text:style-name="_34_09">i</text:span><text:span text:style-name="_31_201">e</text:span><text:span text:style-name="_32_581">s</text:span><text:span text:style-name="_34_45">;</text:span><text:span text:style-name="_39_03"> </text:span><text:span text:style-name="_32_641">a</text:span><text:span text:style-name="_38_05">n</text:span><text:span text:style-name="_31_201">d</text:span><text:span text:style-name="_31_803"> </text:span><text:span text:style-name="_38_41">s</text:span><text:span text:style-name="_31_717">u</text:span><text:span text:style-name="_32_317">c</text:span><text:span text:style-name="_34_21">h</text:span><text:span text:style-name="_39_02"> </text:span><text:span text:style-name="_32_581">i</text:span><text:span text:style-name="_36_01">s</text:span><text:span text:style-name="_39_02"> </text:span><text:span text:style-name="_32_641">n</text:span><text:span text:style-name="_32_29">o</text:span><text:span text:style-name="_31_777">w</text:span><text:span text:style-name="_31_802"> </text:span><text:span text:style-name="_34_81">t</text:span><text:span text:style-name="_31_165">h</text:span><text:span text:style-name="_32_473">e</text:span><text:span text:style-name="_33_"> </text:span><text:span text:style-name="_31_381">n</text:span><text:span text:style-name="_32_509">e</text:span><text:span text:style-name="_35_89">c</text:span><text:span text:style-name="_31_681">e</text:span><text:span text:style-name="_32_209">s</text:span><text:span text:style-name="_37_09">s</text:span><text:span text:style-name="_31_357">i</text:span><text:span text:style-name="_32_581">t</text:span><text:span text:style-name="_38_05">y</text:span><text:span text:style-name="_39_03"> </text:span><text:span text:style-name="_32_137">w</text:span><text:span text:style-name="_37_81">h</text:span><text:span text:style-name="_31_249">i</text:span><text:span text:style-name="_32_329">c</text:span><text:span text:style-name="_38_41">h</text:span><text:span text:style-name="_39_03"> </text:span><text:span text:style-name="_32_113">c</text:span><text:span text:style-name="_32_29">o</text:span><text:span text:style-name="_31_681">n</text:span><text:span text:style-name="_32_401">s</text:span><text:span text:style-name="_37_09">t</text:span><text:span text:style-name="_31_501">r</text:span><text:span text:style-name="_32_029">a</text:span><text:span text:style-name="_38_05">i</text:span><text:span text:style-name="_31_717">n</text:span><text:span text:style-name="_32_281">s</text:span><text:span text:style-name="_33_"> </text:span><text:span text:style-name="_31_525">t</text:span><text:span text:style-name="_32_077">h</text:span><text:span text:style-name="_32_41">e</text:span><text:span text:style-name="_31_597">m</text:span><text:span text:style-name="_31_802"> </text:span><text:span text:style-name="_35_17">t</text:span><text:span text:style-name="_31_213">o</text:span><text:span text:style-name="_31_803"> </text:span><text:span text:style-name="_34_45">a</text:span><text:span text:style-name="_31_777">l</text:span><text:span text:style-name="_32_473">t</text:span><text:span text:style-name="_33_37">e</text:span><text:span text:style-name="_31_345">r</text:span><text:span text:style-name="_31_802"> </text:span><text:span text:style-name="_32_65">t</text:span><text:span text:style-name="_31_609">h</text:span><text:span text:style-name="_32_293">e</text:span><text:span text:style-name="_35_17">i</text:span><text:span text:style-name="_31_753">r</text:span><text:span text:style-name="_31_802"> </text:span><text:span text:style-name="_32_29">f</text:span><text:span text:style-name="_31_345">o</text:span><text:span text:style-name="_32_497">r</text:span><text:span text:style-name="_34_45">m</text:span><text:span text:style-name="_31_489">e</text:span><text:span text:style-name="_32_281">r</text:span><text:span text:style-name="_32_"> </text:span><text:span text:style-name="_31_525">S</text:span><text:span text:style-name="_32_065">y</text:span><text:span text:style-name="_33_13">s</text:span><text:span text:style-name="_31_393">t</text:span><text:span text:style-name="_32_401">e</text:span><text:span text:style-name="_36_73">m</text:span><text:span text:style-name="_31_753">s</text:span><text:span text:style-name="_31_803"> </text:span><text:span text:style-name="_33_37">o</text:span><text:span text:style-name="_31_609">f</text:span><text:span text:style-name="_31_802"> </text:span><text:span text:style-name="_36_01">G</text:span><text:span text:style-name="_31_141">o</text:span><text:span text:style-name="_32_677">v</text:span><text:span text:style-name="_36_37">e</text:span><text:span text:style-name="_31_237">r</text:span><text:span text:style-name="_32_389">n</text:span><text:span text:style-name="_36_73">m</text:span><text:span text:style-name="_31_789">e</text:span><text:span text:style-name="_32_641">n</text:span><text:span text:style-name="_32_41">t</text:span><text:span text:style-name="_31_177">.</text:span><text:span text:style-name="_31_802"> </text:span><text:span text:style-name="_37_81">T</text:span><text:span text:style-name="_31_753">h</text:span><text:span text:style-name="_32_149">e</text:span><text:span text:style-name="_32_"> </text:span><text:span text:style-name="_31_357">h</text:span><text:span text:style-name="_32_293">i</text:span><text:span text:style-name="_36_01">s</text:span><text:span text:style-name="_31_381">t</text:span><text:span text:style-name="_32_473">o</text:span><text:span text:style-name="_36_61">r</text:span><text:span text:style-name="_31_537">y</text:span><text:span text:style-name="_31_802"> </text:span><text:span text:style-name="_37_69">o</text:span><text:span text:style-name="_31_249">f</text:span><text:span text:style-name="_31_802"> </text:span><text:span text:style-name="_37_69">t</text:span><text:span text:style-name="_31_237">h</text:span><text:span text:style-name="_32_281">e</text:span><text:span text:style-name="_33_"> </text:span><text:span text:style-name="_31_597">p</text:span><text:span text:style-name="_32_461">r</text:span><text:span text:style-name="_35_17">e</text:span><text:span text:style-name="_31_345">s</text:span><text:span text:style-name="_32_065">e</text:span><text:span text:style-name="_36_97">n</text:span><text:span text:style-name="_31_537">t</text:span><text:span text:style-name="_31_802"> </text:span><text:span text:style-name="_34_93">K</text:span><text:span text:style-name="_31_429">i</text:span><text:span text:style-name="_32_461">n</text:span><text:span text:style-name="_36_73">g</text:span><text:span text:style-name="_39_03"> </text:span><text:span text:style-name="_32_497">o</text:span><text:span text:style-name="_35_17">f</text:span><text:span text:style-name="_39_03"> </text:span><text:span text:style-name="_32_461">G</text:span><text:span text:style-name="_36_73">r</text:span><text:span text:style-name="_31_573">e</text:span><text:span text:style-name="_32_509">a</text:span><text:span text:style-name="_32_77">t</text:span><text:span text:style-name="_39_03"> </text:span><text:span text:style-name="_32_101">B</text:span><text:span text:style-name="_38_17">r</text:span><text:span text:style-name="_31_201">i</text:span><text:span text:style-name="_32_077">t</text:span><text:span text:style-name="_36_97">a</text:span><text:span text:style-name="_31_237">i</text:span><text:span text:style-name="_32_329">n</text:span><text:span text:style-name="_32_"> </text:span><text:span text:style-name="_31_609">i</text:span><text:span text:style-name="_32_077">s</text:span><text:span text:style-name="_33_"> </text:span><text:span text:style-name="_31_165">a</text:span><text:span text:style-name="_31_803"> </text:span><text:span text:style-name="_36_97">h</text:span><text:span text:style-name="_31_429">i</text:span><text:span text:style-name="_32_605">s</text:span><text:span text:style-name="_34_09">t</text:span><text:span text:style-name="_31_741">o</text:span><text:span text:style-name="_32_425">r</text:span><text:span text:style-name="_36_97">y</text:span><text:span text:style-name="_39_03"> </text:span><text:span text:style-name="_32_653">o</text:span><text:span text:style-name="_38_77">f</text:span><text:span text:style-name="_39_02"> </text:span><text:span text:style-name="_32_209">r</text:span><text:span text:style-name="_38_77">e</text:span><text:span text:style-name="_31_213">p</text:span><text:span text:style-name="_32_101">e</text:span><text:span text:style-name="_33_37">a</text:span><text:span text:style-name="_31_717">t</text:span><text:span text:style-name="_32_245">e</text:span><text:span text:style-name="_36_25">d</text:span><text:span text:style-name="_39_03"> </text:span><text:span text:style-name="_32_617">i</text:span><text:span text:style-name="_36_01">n</text:span><text:span text:style-name="_31_177">j</text:span><text:span text:style-name="_32_389">u</text:span><text:span text:style-name="_33_01">r</text:span><text:span text:style-name="_31_381">i</text:span><text:span text:style-name="_32_605">e</text:span><text:span text:style-name="_34_8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18:56.04</meta:creation-date>
    <dc:title>Haathi</dc:title>
    <meta:editing-duration>PT20M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09:39:00.88</dc:date>
    <meta:template xlink:type="simple" xlink:actuate="onRequest" xlink:title="Haathi" xlink:href="file:///C:/Users/kwa/AppData/Roaming/OpenOffice/4/user/template/Haathi.ott" meta:date="2016-02-24T09:18:55.68"/>
  </office:meta>
</office:document-meta>
</file>